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6aef" officeooo:paragraph-rsid="00156aef"/>
    </style:style>
    <style:style style:name="P2" style:family="paragraph" style:parent-style-name="Standard">
      <style:text-properties officeooo:rsid="001734bd" officeooo:paragraph-rsid="00173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vagem de veiculos luiz simoes</text:p>
      <text:p text:style-name="P1"/>
      <text:p text:style-name="P1">lavamos e polimos seu veiculo com o maior conforto pra você cliente </text:p>
      <text:p text:style-name="P1">para a sua segurança buscamos e entregamos na porta de sua casa</text:p>
      <text:p text:style-name="P1"/>
      <text:p text:style-name="P2">numero</text:p>
      <text:p text:style-name="P2">+44 92001-35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8:56:24.876783191</meta:creation-date>
    <dc:date>2022-05-11T09:11:37.439351872</dc:date>
    <meta:editing-duration>PT5M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2" meta:character-count="182" meta:non-whitespace-character-count="154"/>
  </office:meta>
</office:document-meta>
</file>